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d185"/>
    </style:style>
    <style:style style:name="P2" style:family="paragraph" style:parent-style-name="Standard">
      <style:text-properties officeooo:rsid="0018d185" officeooo:paragraph-rsid="0018d185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  <style:style style:name="T3" style:family="text">
      <style:text-properties fo:color="#808080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4" style:family="text">
      <style:text-properties officeooo:rsid="00117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7.val" text:name="py3o.i7.val"/>
      </text:user-field-decls>
      <text:h text:style-name="Heading_20_3" text:outline-level="3">I<text:span text:style-name="T3">terator with attribute and in-loop variable with attribute</text:span></text:h>
      <text:p text:style-name="P2"/>
      <text:p text:style-name="P1"><text:a xlink:type="simple" xlink:href="py3o://for=&quot;i7 in global_var.my7list&quot;"><text:span text:style-name="T4">for="i7 in global_var.my7list"</text:span></text:a></text:p>
      <text:p text:style-name="P1"><text:tab/><text:user-field-get text:name="py3o.i7.val">i7.val</text:user-field-get></text:p>
      <text:p text:style-name="P2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4-12-01T11:02:16.508174931</dc:date>
    <dc:creator>Anael Lorimier</dc:creator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13" meta:character-count="100" meta:non-whitespace-character-count="90"/>
  </office:meta>
</office:document-meta>
</file>